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2C0000039ED81F3F3C1C5C3FBB.png" manifest:media-type="image/png"/>
  <manifest:file-entry manifest:full-path="Pictures/100000010000049100000285BED101F411B9E7EC.png" manifest:media-type="image/png"/>
  <manifest:file-entry manifest:full-path="Pictures/10000000000001E0000001407F235A5CFCCDA9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824cm" svg:height="9.216cm" svg:x="0.176cm" svg:y="0.034cm">
          <draw:image xlink:href="Pictures/10000000000001E0000001407F235A5CFCCDA900.jpg" xlink:type="simple" xlink:show="embed" xlink:actuate="onLoad" draw:mime-type="image/jpeg">
            <text:p/>
          </draw:image>
        </draw:frame>
        <draw:frame draw:style-name="gr1" draw:text-style-name="P1" draw:layer="layout" svg:width="15.33cm" svg:height="8.458cm" svg:x="14.37cm" svg:y="0.5cm">
          <draw:image xlink:href="Pictures/100000010000049100000285BED101F411B9E7EC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1.462cm" svg:x="6.5cm" svg:y="9.25cm">
          <draw:text-box>
            <text:p>(a)</text:p>
          </draw:text-box>
        </draw:frame>
        <draw:frame draw:style-name="gr3" draw:text-style-name="P2" draw:layer="layout" svg:width="1.277cm" svg:height="3cm" svg:x="21.473cm" svg:y="8.75cm">
          <draw:text-box>
            <text:p>(b)</text:p>
          </draw:text-box>
        </draw:frame>
        <draw:frame draw:style-name="gr1" draw:text-style-name="P1" draw:layer="layout" svg:width="14.504cm" svg:height="8.5cm" svg:x="0.246cm" svg:y="11cm">
          <draw:image xlink:href="Pictures/100000010000062C0000039ED81F3F3C1C5C3FBB.png" xlink:type="simple" xlink:show="embed" xlink:actuate="onLoad" draw:mime-type="image/png">
            <text:p/>
          </draw:image>
        </draw:frame>
        <draw:frame draw:style-name="gr2" draw:text-style-name="P2" draw:layer="layout" svg:width="1.277cm" svg:height="1.462cm" svg:x="6.473cm" svg:y="19.5cm">
          <draw:text-box>
            <text:p>(c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7T15:41:14.114921128</meta:creation-date>
    <dc:date>2024-06-27T16:23:16.263086603</dc:date>
    <meta:editing-duration>PT31M52S</meta:editing-duration>
    <meta:editing-cycles>1</meta:editing-cycles>
    <meta:document-statistic meta:object-count="6"/>
    <meta:generator>LibreOffice/7.3.7.2$Linux_X86_64 LibreOffice_project/30$Build-2</meta:generator>
  </office:meta>
</office:document-meta>
</file>